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F" svg:font-family="" style:font-family-generic="roman"/>
    <style:font-face style:name="Times New Roman1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 fo:language="uk" fo:country="UA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-25% 100%" fo:font-size="12pt" fo:language="uk" fo:country="UA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fo:language="uk" fo:country="UA" style:font-size-asian="12pt" style:font-size-complex="12pt"/>
    </style:style>
    <style:style style:name="P6" style:family="paragraph">
      <style:paragraph-properties fo:text-align="center"/>
      <style:text-properties style:font-name="F" fo:font-size="12pt" style:font-size-asian="12pt" style:font-size-complex="12pt"/>
    </style:style>
    <style:style style:name="T1" style:family="text">
      <style:text-properties fo:font-size="12pt" fo:language="uk" fo:country="UA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uk" fo:country="UA"/>
    </style:style>
    <style:style style:name="T4" style:family="text">
      <style:text-properties style:text-position="-25% 100%" style:font-name="Times New Roman1" fo:font-size="12pt" fo:language="uk" fo:country="UA" style:font-size-asian="12pt" style:font-name-complex="Times New Roman1" style:font-size-complex="12pt"/>
    </style:style>
    <style:style style:name="T5" style:family="text">
      <style:text-properties style:text-position="-25% 100%" fo:font-size="12pt" fo:language="uk" fo:country="UA" style:font-size-asian="12pt" style:font-name-complex="Times New Roman1" style:font-size-complex="12pt"/>
    </style:style>
    <style:style style:name="T6" style:family="text">
      <style:text-properties style:text-position="-25% 100%" style:font-name="Times New Roman1" fo:font-size="11pt" fo:language="uk" fo:country="UA" style:font-size-asian="12pt" style:font-name-complex="Times New Roman1" style:font-size-complex="11pt"/>
    </style:style>
    <style:style style:name="T7" style:family="text">
      <style:text-properties style:text-position="-25% 100%" style:font-name="Times New Roman1" fo:font-size="12pt" fo:language="uk" fo:country="UA" style:font-size-asian="12pt" style:font-name-complex="Times New Roman1"/>
    </style:style>
    <style:style style:name="T8" style:family="text">
      <style:text-properties style:text-position="-25% 100%" style:font-name="Times New Roman1" fo:language="uk" fo:country="UA" style:font-size-asian="12pt" style:font-name-complex="Times New Roman1"/>
    </style:style>
    <style:style style:name="T9" style:family="text">
      <style:text-properties style:text-position="-25% 100%" style:font-name="Times New Roman1" fo:font-size="12pt" fo:language="uk" fo:country="UA" style:font-name-asian="Times New Roman CYR" style:font-size-asian="12pt" style:font-name-complex="Times New Roman1" style:font-size-complex="12pt"/>
    </style:style>
    <style:style style:name="gr1" style:family="graphic">
      <style:graphic-properties draw:stroke="none" svg:stroke-color="#000000" draw:fill="none" draw:fill-color="#ffffff" fo:min-height="0.572cm" text:animation="none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62c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cm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5cm" text:animation="none"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5cm" style:run-through="fore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svg:width="6.756cm" svg:height="0.572cm" svg:x="8.941cm" svg:y="7.899cm">
        <draw:text-box>
          <text:p>!ПрЧов!</text:p>
        </draw:text-box>
      </draw:frame>
      <draw:frame text:anchor-type="page" text:anchor-page-number="1" draw:z-index="1" draw:style-name="gr2" draw:text-style-name="P1" svg:width="9.272cm" svg:height="0.763cm" svg:x="8.077cm" svg:y="8.661cm">
        <draw:text-box>
          <text:p><text:span text:style-name="T1">!ІмЧов! !ПбЧов!</text:span></text:p>
        </draw:text-box>
      </draw:frame>
      <draw:frame text:anchor-type="page" text:anchor-page-number="1" draw:z-index="2" draw:style-name="gr3" draw:text-style-name="P2" svg:width="3.511cm" svg:height="0.701cm" svg:x="9.042cm" svg:y="7.061cm">
        <draw:text-box>
          <text:p text:style-name="P2"><text:span text:style-name="T2">!ПОВТОРНО!</text:span></text:p>
        </draw:text-box>
      </draw:frame>
      <draw:frame text:anchor-type="page" text:anchor-page-number="1" draw:z-index="3" draw:style-name="gr4" svg:width="6.76cm" svg:height="0.75cm" svg:x="8.941cm" svg:y="9.347cm">
        <draw:text-box>
          <text:p><text:span text:style-name="T3">!ПрЖов!</text:span></text:p>
        </draw:text-box>
      </draw:frame>
      <draw:frame text:anchor-type="page" text:anchor-page-number="1" draw:z-index="4" draw:style-name="gr2" draw:text-style-name="P1" svg:width="9.272cm" svg:height="0.763cm" svg:x="8.077cm" svg:y="10.058cm">
        <draw:text-box>
          <text:p><text:span text:style-name="T1">!ІмЖов! !ПбЖов!</text:span></text:p>
        </draw:text-box>
      </draw:frame>
      <draw:frame text:anchor-type="page" text:anchor-page-number="1" draw:z-index="5" draw:style-name="gr5" draw:text-style-name="P1" svg:width="4.539cm" svg:height="0.75cm" svg:x="13.335cm" svg:y="20.828cm">
        <draw:text-box>
          <text:p><text:span text:style-name="T4">!Керівник!</text:span></text:p>
        </draw:text-box>
      </draw:frame>
      <draw:frame text:anchor-type="page" text:anchor-page-number="1" draw:z-index="6" draw:style-name="gr5" draw:text-style-name="P1" svg:width="1.652cm" svg:height="0.75cm" svg:x="11.532cm" svg:y="19.38cm">
        <draw:text-box>
          <text:p><text:span text:style-name="T4">!ДВрр!</text:span></text:p>
        </draw:text-box>
      </draw:frame>
      <draw:frame text:anchor-type="page" text:anchor-page-number="1" draw:z-index="7" draw:style-name="gr2" draw:text-style-name="P1" svg:width="3.493cm" svg:height="0.763cm" svg:x="8.117cm" svg:y="19.38cm">
        <draw:text-box>
          <text:p text:style-name="P2"><text:span text:style-name="T4">!ДВммм!</text:span></text:p>
        </draw:text-box>
      </draw:frame>
      <draw:frame text:anchor-type="page" text:anchor-page-number="1" draw:z-index="8" draw:style-name="gr5" draw:text-style-name="P1" svg:width="1.696cm" svg:height="0.75cm" svg:x="6.96cm" svg:y="19.38cm">
        <draw:text-box>
          <text:p><text:span text:style-name="T4">!ДВчч!</text:span></text:p>
        </draw:text-box>
      </draw:frame>
      <draw:frame text:anchor-type="page" text:anchor-page-number="1" draw:z-index="9" draw:style-name="gr5" draw:text-style-name="P1" svg:width="14.419cm" svg:height="0.75cm" svg:x="4.572cm" svg:y="16.739cm">
        <draw:text-box>
          <text:p><text:span text:style-name="T4">!ОР_2!</text:span></text:p>
        </draw:text-box>
      </draw:frame>
      <draw:frame text:anchor-type="page" text:anchor-page-number="1" draw:z-index="10" draw:style-name="gr5" draw:text-style-name="P1" svg:width="8.335cm" svg:height="0.75cm" svg:x="10.744cm" svg:y="16.078cm">
        <draw:text-box>
          <text:p><text:span text:style-name="T4">!ОР_1!</text:span></text:p>
        </draw:text-box>
      </draw:frame>
      <draw:frame text:anchor-type="page" text:anchor-page-number="1" draw:z-index="11" draw:style-name="gr5" draw:text-style-name="P1" svg:width="14.419cm" svg:height="0.75cm" svg:x="4.572cm" svg:y="15.342cm">
        <draw:text-box>
          <text:p><text:span text:style-name="T4">!МР_2!</text:span></text:p>
        </draw:text-box>
      </draw:frame>
      <draw:frame text:anchor-type="page" text:anchor-page-number="1" draw:z-index="12" draw:style-name="gr5" draw:text-style-name="P1" svg:width="11.508cm" svg:height="0.75cm" svg:x="7.874cm" svg:y="14.681cm">
        <draw:text-box>
          <text:p><text:span text:style-name="T4">!МР_1!</text:span></text:p>
        </draw:text-box>
      </draw:frame>
      <draw:frame text:anchor-type="page" text:anchor-page-number="1" draw:z-index="13" draw:style-name="gr2" draw:text-style-name="P3" svg:width="6.756cm" svg:height="0.763cm" svg:x="5.994cm" svg:y="13.259cm">
        <draw:text-box>
          <text:p><text:span text:style-name="T5">!ПрЧнп30!</text:span></text:p>
        </draw:text-box>
      </draw:frame>
      <draw:frame text:anchor-type="page" text:anchor-page-number="1" draw:z-index="14" draw:style-name="gr5" draw:text-style-name="P1" svg:width="1.221cm" svg:height="0.75cm" svg:x="13.995cm" svg:y="11.481cm">
        <draw:text-box>
          <text:p><text:span text:style-name="T4">!рр!</text:span><text:span text:style-name="T6"> </text:span></text:p>
        </draw:text-box>
      </draw:frame>
      <draw:frame text:anchor-type="page" text:anchor-page-number="1" draw:z-index="15" draw:style-name="gr2" draw:text-style-name="P1" svg:width="4.751cm" svg:height="0.763cm" svg:x="3.785cm" svg:y="11.989cm">
        <draw:text-box>
          <text:p text:style-name="P2"><text:span text:style-name="T7">!МММ!</text:span><text:span text:style-name="T6"> </text:span></text:p>
        </draw:text-box>
      </draw:frame>
      <draw:frame text:anchor-type="page" text:anchor-page-number="1" draw:z-index="16" draw:style-name="gr5" draw:text-style-name="P5" svg:width="1.883cm" svg:height="0.75cm" svg:x="9.982cm" svg:y="11.989cm">
        <draw:text-box>
          <text:p text:style-name="P4"><text:span text:style-name="T8">!ЧЧ!</text:span></text:p>
        </draw:text-box>
      </draw:frame>
      <draw:frame text:anchor-type="page" text:anchor-page-number="1" draw:z-index="17" draw:style-name="gr5" draw:text-style-name="P1" svg:width="2.008cm" svg:height="0.75cm" svg:x="10.77cm" svg:y="11.481cm">
        <draw:text-box>
          <text:p text:style-name="P2"><text:span text:style-name="T9">!НАЗ!</text:span></text:p>
        </draw:text-box>
      </draw:frame>
      <draw:frame text:anchor-type="page" text:anchor-page-number="1" draw:z-index="18" draw:style-name="gr2" draw:text-style-name="P3" svg:width="6.756cm" svg:height="0.763cm" svg:x="5.994cm" svg:y="13.945cm">
        <draw:text-box>
          <text:p><text:span text:style-name="T5">!ПрЖнп30!</text:span></text:p>
        </draw:text-box>
      </draw:frame>
      <draw:frame text:anchor-type="page" text:anchor-page-number="1" draw:z-index="19" draw:style-name="gr5" draw:text-style-name="P1" svg:width="7.111cm" svg:height="0.75cm" svg:x="8.839cm" svg:y="17.526cm">
        <draw:text-box>
          <text:p><text:span text:style-name="T4">!ПрКВС!</text:span></text:p>
        </draw:text-box>
      </draw:frame>
      <draw:frame text:anchor-type="page" text:anchor-page-number="1" draw:z-index="20" draw:style-name="gr2" draw:text-style-name="P1" svg:width="10.11cm" svg:height="0.763cm" svg:x="3.404cm" svg:y="18.085cm">
        <draw:text-box>
          <text:p text:style-name="P6"><text:span text:style-name="T4">!ІмКВС! <text:s/>!ПбКВС!</text:span>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F" svg:font-family="" style:font-family-generic="roman"/>
    <style:font-face style:name="Times New Roman1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81cm" fo:margin-bottom="0.529cm" fo:margin-left="1.199cm" fo:margin-right="0.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date>2008-05-17T15:13:47</dc:date>
    <meta:printed-by>Valdimir Koltsov</meta:printed-by>
    <meta:print-date>2008-04-08T00:02:05</meta:print-date>
    <meta:editing-cycles>70</meta:editing-cycles>
    <meta:editing-duration>PT21H47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